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264in"/>
    </style:style>
    <style:style style:name="co2" style:family="table-column">
      <style:table-column-properties fo:break-before="auto" style:column-width="0.3138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m_jan1_Nikola_Jankovic_mi1607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1:.N1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m_jan_Andrija_Novakovic_mi1606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2:.N2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m_Jan1_Petar_Zecevic_mi1616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3:.N3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m_jan1_Aleksandar_Stefanovic_mi1747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4:.N4])" office:value-type="float" office:value="29.5" calcext:value-type="float">
            <text:p>29.5</text:p>
          </table:table-cell>
        </table:table-row>
        <table:table-row table:style-name="ro1">
          <table:table-cell office:value-type="string" calcext:value-type="string">
            <text:p>rm_jan1_Aleksandar_Rankovic_mi1611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5:.N5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rm_jan1_Kristina_Pantelic_mi1609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6:.N6])" office:value-type="float" office:value="28.5" calcext:value-type="float">
            <text:p>28.5</text:p>
          </table:table-cell>
        </table:table-row>
        <table:table-row table:style-name="ro1">
          <table:table-cell office:value-type="string" calcext:value-type="string">
            <text:p>rm_jan1_Olivera_Popovic_mi1606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7:.N7])" office:value-type="float" office:value="28.5" calcext:value-type="float">
            <text:p>28.5</text:p>
          </table:table-cell>
        </table:table-row>
        <table:table-row table:style-name="ro1">
          <table:table-cell office:value-type="string" calcext:value-type="string">
            <text:p>rm_rok_Dara_Milojkovic_mi161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8:.N8])"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rm_jan1_Ana_Jakovljevic_mi1602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9:.N9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m_jan1_Aleksandra_Ruzic_mi1604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10:.N10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m_jan1_Nikola_Stamenic_mi1617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11:.N11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m_jan1_Lea_Petkovic_mi1616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12:.N12])" office:value-type="float" office:value="24.5" calcext:value-type="float">
            <text:p>24.5</text:p>
          </table:table-cell>
        </table:table-row>
        <table:table-row table:style-name="ro1">
          <table:table-cell office:value-type="string" calcext:value-type="string">
            <text:p>rm_jan1_Mateja_Trtica_mi16166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3:.N13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m_jan_Djordje_Jovanovic_mi1540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4:.N14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m_jan1_Dusan_Pantelic_mi1516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5:.N15])" office:value-type="float" office:value="20.5" calcext:value-type="float">
            <text:p>20.5</text:p>
          </table:table-cell>
        </table:table-row>
        <table:table-row table:style-name="ro1">
          <table:table-cell office:value-type="string" calcext:value-type="string">
            <text:p>rm_jan1_Jovana_Boskovic_mi1604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6:.N16])" office:value-type="float" office:value="20.5" calcext:value-type="float">
            <text:p>20.5</text:p>
          </table:table-cell>
        </table:table-row>
        <table:table-row table:style-name="ro1">
          <table:table-cell office:value-type="string" calcext:value-type="string">
            <text:p>rm_jan1_Nikoleta_Vukajlovic_mi1614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17:.N17])" office:value-type="float" office:value="18.5" calcext:value-type="float">
            <text:p>18.5</text:p>
          </table:table-cell>
        </table:table-row>
        <table:table-row table:style-name="ro1">
          <table:table-cell office:value-type="string" calcext:value-type="string">
            <text:p>rm_JAN1_Ivan_Mihajlovic_mi1622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18:.N18])" office:value-type="float" office:value="18.5" calcext:value-type="float">
            <text:p>18.5</text:p>
          </table:table-cell>
        </table:table-row>
        <table:table-row table:style-name="ro1">
          <table:table-cell office:value-type="string" calcext:value-type="string">
            <text:p>rm_Jan1_David_Nedeljkovic_mi1746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19:.N19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m_jan1_Filip_Sasic_mi151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0:.N20])" office:value-type="float" office:value="15.5" calcext:value-type="float">
            <text:p>15.5</text:p>
          </table:table-cell>
        </table:table-row>
        <table:table-row table:style-name="ro1">
          <table:table-cell office:value-type="string" calcext:value-type="string">
            <text:p>rm_jan1_Jovan_Mirkov_mi161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21:.N21])"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rm_jan_Darko_Neskovic_mi16208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22:.N22])"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rm_januar1_Nevena_Soldat_mi175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23:.N23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m_jan_Nevena_Ajvaz_mi1528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24:.N24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m_jan1_Andjela_Krizan_mi161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5:.N2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m_jan1_Tijana_Zivkovic_mi151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26:.N26])" office:value-type="float" office:value="9.5" calcext:value-type="float">
            <text:p>9.5</text:p>
          </table:table-cell>
        </table:table-row>
        <table:table-row table:style-name="ro1">
          <table:table-cell office:value-type="string" calcext:value-type="string">
            <text:p>rm_jan1_Katarina_Savicic_mi162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27:.N27])" office:value-type="float" office:value="9.5" calcext:value-type="float">
            <text:p>9.5</text:p>
          </table:table-cell>
        </table:table-row>
        <table:table-row table:style-name="ro1">
          <table:table-cell office:value-type="string" calcext:value-type="string">
            <text:p>rm_JAN1_Dunja_Spasic_mi160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28:.N2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m_jan1_Djordje_Vujinovic_mi1748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29:.N29])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rm_jan1_Stefan_Jevtic_mi162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B30:.N30])" office:value-type="float" office:value="2" calcext:value-type="float">
            <text:p>2</text:p>
          </table:table-cell>
        </table:table-row>
      </table:table>
      <table:named-expressions/>
      <table:database-ranges>
        <table:database-range table:name="__Anonymous_Sheet_DB__0" table:target-range-address="'1'.A1:'1'.AMJ1048576" table:contains-header="false">
          <table:sort>
            <table:sort-by table:field-number="1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2">00/00/0000</text:date>, <text:time style:data-style-name="N2" text:time-value="01:15:32.7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1-12T01:16:07.606000000</dc:date>
    <meta:editing-duration>PT25M56S</meta:editing-duration>
    <meta:editing-cycles>3</meta:editing-cycles>
    <meta:generator>LibreOffice/6.3.4.2$Windows_X86_64 LibreOffice_project/60da17e045e08f1793c57c00ba83cdfce946d0aa</meta:generator>
    <meta:document-statistic meta:table-count="1" meta:cell-count="450" meta:object-count="0"/>
  </office:meta>
</office:document-meta>
</file>